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6.72mm" fo:break-before="auto" style:use-optimal-row-height="true"/>
    </style:style>
    <style:style style:name="ro3" style:family="table-row">
      <style:table-row-properties style:row-height="9.2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11.38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2.17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46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8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font-name="Lucida Console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b" table:style-name="ta1">
        <table:table-column table:style-name="co1" table:default-cell-style-name="ce14"/>
        <table:table-column table:style-name="co1" table:number-columns-repeated="2" table:default-cell-style-name="ce39"/>
        <table:table-column table:style-name="co1" table:default-cell-style-name="ce14"/>
        <table:table-column table:style-name="co1" table:number-columns-repeated="1019" table:default-cell-style-name="ce3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1">
            <text:p>To follow this lab at least one database node (10.1.10.11) must be up and running.</text:p>
            <text:p/>
            <text:p>Access permissions for user ‘zabbix’ with password ‘zabbix’ bust be running</text:p>
          </table:table-cell>
          <table:covered-table-cell table:number-columns-repeated="2" table:style-name="ce1"/>
          <table:covered-table-cell table:style-name="ce48"/>
          <table:table-cell table:style-name="Default" table:number-columns-repeated="1019"/>
          <table:table-cell/>
        </table:table-row>
        <table:table-row table:style-name="ro1">
          <table:covered-table-cell table:style-name="ce2"/>
          <table:covered-table-cell table:number-columns-repeated="2" table:style-name="ce22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2"/>
          <table:covered-table-cell table:number-columns-repeated="2" table:style-name="ce22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6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35"/>
          <table:covered-table-cell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35"/>
          <table:covered-table-cell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36"/>
          <table:covered-table-cell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12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3"/>
          <table:table-cell table:style-name="ce33" office:value-type="string" calcext:value-type="string">
            <text:p>be1 (node1)</text:p>
          </table:table-cell>
          <table:table-cell table:style-name="ce33" office:value-type="string" calcext:value-type="string">
            <text:p>be2 (node2)</text:p>
          </table:table-cell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3"/>
          <table:table-cell table:style-name="ce33" office:value-type="string" calcext:value-type="string">
            <text:p>10.1.10.21</text:p>
          </table:table-cell>
          <table:table-cell table:style-name="ce33" office:value-type="string" calcext:value-type="string">
            <text:p>10.1.10.22</text:p>
          </table:table-cell>
          <table:table-cell table:style-name="ce3"/>
          <table:table-cell table:style-name="ce29" table:number-columns-repeated="1019"/>
          <table:table-cell table:style-name="ce32"/>
        </table:table-row>
        <table:table-row table:style-name="ro1" table:number-rows-repeated="7">
          <table:table-cell table:style-name="ce3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13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6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 table:number-rows-repeated="2">
          <table:table-cell table:style-name="ce3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/>
          <table:table-cell table:style-name="ce40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19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0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6"/>
          <table:table-cell table:number-columns-repeated="1021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9"/>
          <table:table-cell table:number-columns-repeated="1020"/>
        </table:table-row>
        <table:table-row table:style-name="ro1">
          <table:table-cell table:style-name="ce19"/>
          <table:table-cell table:style-name="ce41" table:number-columns-repeated="2"/>
          <table:table-cell table:style-name="ce19"/>
          <table:table-cell table:style-name="ce44" table:number-columns-repeated="1019"/>
          <table:table-cell table:style-name="ce47"/>
        </table:table-row>
        <table:table-row table:style-name="ro1">
          <table:table-cell table:number-columns-repeated="3"/>
          <table:table-cell table:style-name="ce4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/>
          <table:table-cell/>
          <table:table-cell table:style-name="ce26"/>
          <table:table-cell table:number-columns-repeated="1020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19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/>
          <table:table-cell table:style-name="Default"/>
          <table:table-cell table:number-columns-repeated="102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end" table:style-name="ta1">
        <table:table-column table:style-name="co1" table:default-cell-style-name="ce65"/>
        <table:table-column table:style-name="co1" table:number-columns-repeated="3" table:default-cell-style-name="ce39"/>
        <table:table-column table:style-name="co1" table:number-columns-repeated="1020" table:default-cell-style-name="ce73"/>
        <table:table-row table:style-name="ro1">
          <table:table-cell table:style-name="ce64" office:value-type="string" calcext:value-type="string">
            <text:p>task</text:p>
          </table:table-cell>
          <table:table-cell table:style-name="ce22" office:value-type="string" calcext:value-type="string">
            <text:p>be1 (10.1.10.21)</text:p>
          </table:table-cell>
          <table:table-cell table:style-name="ce22" office:value-type="string" calcext:value-type="string">
            <text:p>be2 (10.1.10.21)</text:p>
          </table:table-cell>
          <table:table-cell table:style-name="ce18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 selinux debuging tools</text:p>
          </table:table-cell>
          <table:table-cell office:value-type="string" calcext:value-type="string" table:number-columns-spanned="2" table:number-rows-spanned="1">
            <text:p>yum install policycoreutils-python -y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install mariadb repo</text:p>
          </table:table-cell>
          <table:table-cell table:style-name="ce33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ake yum cache</text:p>
          </table:table-cell>
          <table:table-cell table:style-name="ce33" office:value-type="string" calcext:value-type="string" table:number-columns-spanned="2" table:number-rows-spanned="1">
            <text:p>yum makecache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mariadb 10.2 client</text:p>
          </table:table-cell>
          <table:table-cell table:style-name="ce33" office:value-type="string" calcext:value-type="string" table:number-columns-spanned="2" table:number-rows-spanned="1">
            <text:p>yum -y install MariaDB-client</text:p>
          </table:table-cell>
          <table:covered-table-cell/>
          <table:table-cell table:number-columns-repeated="1021"/>
        </table:table-row>
        <table:table-row table:style-name="ro3">
          <table:table-cell office:value-type="string" calcext:value-type="string">
            <text:p>allow to connect to each database node from one ip address</text:p>
          </table:table-cell>
          <table:table-cell office:value-type="string" calcext:value-type="string" table:number-columns-spanned="2" table:number-rows-spanned="1">
            <text:p>mysql &lt;&lt;&lt; 'GRANT REPLICATION SLAVE ON *.* TO "zabbix_be"@"192.168.56.111" identified by "replicator"; FLUSH PRIVILEGES;'</text:p>
          </table:table-cell>
          <table:covered-table-cell/>
          <table:table-cell table:style-name="ce34" office:value-type="string" calcext:value-type="string">
            <text:p>this command must be run on all database nod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 table:number-columns-spanned="2" table:number-rows-spanned="1">
            <text:p>mysql &lt;&lt;&lt; 'GRANT REPLICATION SLAVE ON *.* TO "zabbix_be"@"192.168.56.112" identified by "replicator"; FLUSH PRIVILEGES;'</text:p>
          </table:table-cell>
          <table:covered-table-cell/>
          <table:table-cell table:style-name="ce34" office:value-type="string" calcext:value-type="string">
            <text:p>this command must be run on booth all database node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est connection from first backend node</text:p>
          </table:table-cell>
          <table:table-cell office:value-type="string" calcext:value-type="string">
            <text:p>mysql -h192.168.56.100 -uzabbix_be -pzabb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um makecach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um -y install zabbix-server-mysq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s -l /usr/share/doc/zabbix-server-mysql*/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pan text:style-name="T1">zcat /usr/share/doc/zabbix-server-mysql*/create.sql.gz | mysql -h192.168.56.100</text:span> -uzabbix_be -pzabbix zabbi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t correct username for the database</text:p>
          </table:table-cell>
          <table:table-cell office:value-type="string" calcext:value-type="string">
            <text:p>sed -i "s|^DBUser=zabbix$|DBUser=zabbix_be|" /etc/zabbix/zabbix_server.conf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ed -i "s|^.*DBPassword=.*|DBPassword=zabbix|" /etc/zabbix/zabbix_server.conf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ed -i "s|^.*DBHost=.*|DBHost=192.168.56.100|" /etc/zabbix/zabbix_server.conf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ed -i "s|^.*DBPort=.*|DBPort=3306|" /etc/zabbix/zabbix_server.conf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rep -v "^$\|#" /etc/zabbix/zabbix_server.con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temctl status zabbix-ser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temctl start zabbix-serve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at /var/log/zabbix/zabbix_server.lo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 table:number-columns-spanned="2" table:number-rows-spanned="1">
            <text:p>echo "192.168.56.111 be1.org.lan be1</text:p>
            <text:p>192.168.56.112 be2.org.lan be2</text:p>
            <text:p>192.168.56.110 be.org.lan be" &gt;&gt; /etc/host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67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67"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1"/>
        </table:table-row>
        <table:table-row table:style-name="ro4">
          <table:table-cell/>
          <table:table-cell table:style-name="ce67" office:value-type="string" calcext:value-type="string" table:number-columns-spanned="2" table:number-rows-spanned="1">
            <text:p>cp /etc/corosync/corosync.conf.example /etc/corosync/corosync.conf &amp;&amp; systemctl start pcsd 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68" office:value-type="string" calcext:value-type="string">
            <text:p>pcs cluster auth be1.org.lan be2.org.l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name</text:p>
          </table:table-cell>
          <table:table-cell table:style-name="ce68" office:value-type="string" calcext:value-type="string">
            <text:p>haclu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owrd</text:p>
          </table:table-cell>
          <table:table-cell office:value-type="string" calcext:value-type="string">
            <text:p>zabbix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68" office:value-type="string" calcext:value-type="string">
            <text:p>pcs cluster auth be1.org.lan be2.org.lan</text:p>
          </table:table-cell>
          <table:table-cell office:value-type="string" calcext:value-type="string">
            <text:p>node2 will say:</text:p>
            <text:p>“be2.org.lan: Already authorized</text:p>
            <text:p>be1.org.lan: Already authorized”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Create cluster and add both nodes</text:p>
          </table:table-cell>
          <table:table-cell office:value-type="string" calcext:value-type="string" table:number-columns-spanned="2" table:number-rows-spanned="1">
            <text:p>pcs cluster setup --name zabbix_cluster be1.org.lan be2.org.lan --force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restart cluster service</text:p>
          </table:table-cell>
          <table:table-cell table:style-name="ce69" office:value-type="string" calcext:value-type="string" table:number-columns-spanned="2" table:number-rows-spanned="1">
            <text:p>pcs cluster stop --all &amp;&amp; pcs cluster start --all</text:p>
          </table:table-cell>
          <table:covered-table-cell/>
          <table:table-cell table:number-columns-repeated="1021"/>
        </table:table-row>
        <table:table-row table:style-name="ro6">
          <table:table-cell office:value-type="string" calcext:value-type="string">
            <text:p>Configure cluster to ignore quorum at the pacemaker level</text:p>
          </table:table-cell>
          <table:table-cell table:style-name="ce69" office:value-type="string" calcext:value-type="string" table:number-columns-spanned="2" table:number-rows-spanned="1">
            <text:p>pcs property set no-quorum-policy=ignore</text:p>
          </table:table-cell>
          <table:covered-table-cell/>
          <table:table-cell table:number-columns-repeated="1021"/>
        </table:table-row>
        <table:table-row table:style-name="ro6">
          <table:table-cell office:value-type="string" calcext:value-type="string">
            <text:p>configure services to be automatically started at boot time</text:p>
          </table:table-cell>
          <table:table-cell office:value-type="string" calcext:value-type="string" table:number-columns-spanned="2" table:number-rows-spanned="1">
            <text:p>systemctl enable pcsd corosync pacemaker</text:p>
          </table:table-cell>
          <table:covered-table-cell/>
          <table:table-cell table:number-columns-repeated="1021"/>
        </table:table-row>
        <table:table-row table:style-name="ro6">
          <table:table-cell office:value-type="string" calcext:value-type="string">
            <text:p>check cluster status. should be 2 nodes configured and 0 resourses configured</text:p>
          </table:table-cell>
          <table:table-cell table:style-name="ce69" office:value-type="string" calcext:value-type="string" table:number-columns-spanned="2" table:number-rows-spanned="1">
            <text:p>pcs status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ake sure the server is disabled</text:p>
          </table:table-cell>
          <table:table-cell office:value-type="string" calcext:value-type="string" table:number-columns-spanned="2" table:number-rows-spanned="1">
            <text:p>systemctl disable zabbix-server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2" table:number-rows-spanned="1">
            <text:p>systemctl stop zabbix-server</text:p>
          </table:table-cell>
          <table:covered-table-cell table:style-name="ce70"/>
          <table:table-cell table:number-columns-repeated="1021"/>
        </table:table-row>
        <table:table-row table:style-name="ro7">
          <table:table-cell/>
          <table:table-cell office:value-type="string" calcext:value-type="string">
            <text:p>pcs resource create virtual_ip ocf:heartbeat:IPaddr2 ip=192.168.56.110 op monitor interval=5s --group zabbix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 table:number-columns-spanned="2" table:number-rows-spanned="1">
            <text:p>pcs status</text:p>
          </table:table-cell>
          <table:covered-table-cell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cs resource create zabbix-server systemd:zabbix-server op monitor interval=30s --group zabbixgro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able stonith</text:p>
          </table:table-cell>
          <table:table-cell table:style-name="ce70" office:value-type="string" calcext:value-type="string">
            <text:p>pcs property set stonith-enabled=fals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dd colocation constraints to tell the cluster that resources are related and need to run on the same host in the specific order</text:p>
          </table:table-cell>
          <table:table-cell office:value-type="string" calcext:value-type="string">
            <text:p>pcs constraint colocation add zabbix-server virtual_ip INFINIT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cs resource defaults resource-stickiness=100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45:03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0:50:34.218000000</dc:date>
    <meta:editing-duration>PT8H44M28S</meta:editing-duration>
    <meta:editing-cycles>54</meta:editing-cycles>
    <meta:generator>LibreOffice/6.0.4.2$Windows_X86_64 LibreOffice_project/9b0d9b32d5dcda91d2f1a96dc04c645c450872bf</meta:generator>
    <meta:document-statistic meta:table-count="2" meta:cell-count="69" meta:object-count="0"/>
  </office:meta>
</office:document-meta>
</file>